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ffffff" draw:marker-start-width="0.2cm" draw:marker-end-width="0.2cm" draw:fill="solid" draw:fill-color="#ff0000" draw:textarea-horizontal-align="left" draw:textarea-vertical-align="middle" draw:auto-grow-height="true" draw:auto-grow-width="true" fo:min-height="0cm" fo:min-width="0cm" fo:padding-top="0.125cm" fo:padding-bottom="0.125cm" fo:padding-left="0.25cm" fo:padding-right="0.25cm" draw:shadow="hidden"/>
    </style:style>
    <style:style style:name="P1" style:family="paragraph">
      <style:paragraph-properties fo:text-align="center"/>
      <style:text-properties fo:font-family="Ethnocentric" style:font-pitch="variable" fo:font-size="72pt" style:font-size-asian="72pt" style:font-size-complex="72pt"/>
    </style:style>
  </office:automatic-styles>
  <office:body>
    <office:drawing>
      <draw:page draw:name="page1" draw:style-name="dp1" draw:master-page-name="Default">
        <draw:path draw:style-name="gr1" draw:text-style-name="P1" draw:layer="layout" svg:width="1.909cm" svg:height="2.006cm" svg:x="14.306cm" svg:y="9.997cm" svg:viewBox="0 0 1910 2007" svg:d="m562 2007 215-519h479l-298-719-517 1238h-441l735-1779c24-60 56-111 97-156 46-48 90-72 132-72 44 0 88 24 133 72 39 43 71 95 95 156l718 1779z">
          <text:p/>
        </draw:path>
        <draw:path draw:style-name="gr1" draw:text-style-name="P1" draw:layer="layout" svg:width="1.71cm" svg:height="2.001cm" svg:x="13.035cm" svg:y="10.003cm" svg:viewBox="0 0 1711 2002" svg:d="m1711 2002h-517l-347-503h-490v503h-357v-1022h990c60 0 110-16 150-47 49-41 74-101 74-181 0-155-74-233-224-233h-990l232-519h725c179 0 324 59 436 178 125 135 187 327 187 577 0 141-25 268-75 382-51 114-120 201-209 262z">
          <text:p/>
        </draw:path>
        <draw:path draw:style-name="gr1" draw:text-style-name="P1" draw:layer="layout" svg:width="1.46cm" svg:height="2.001cm" svg:x="11.688cm" svg:y="10.003cm" svg:viewBox="0 0 1461 2002" svg:d="m1461 983c0 292-65 535-196 729s-297 290-496 290h-769v-1250h357v733h412c98 0 180-44 243-132 64-87 96-203 96-345 0-143-32-260-97-351s-145-138-242-138h-769l226-519h543c202 0 368 91 498 272 129 181 194 418 194 711z">
          <text:p/>
        </draw:path>
        <draw:path draw:style-name="gr1" draw:text-style-name="P1" draw:layer="layout" svg:width="1.739cm" svg:height="2.001cm" svg:x="10.328cm" svg:y="10.003cm" svg:viewBox="0 0 1740 2002" svg:d="m1740 0c-227 446-455 892-682 1338 0 221 0 443 0 664-118 0-237 0-356 0 0-222 0-444 0-667-234-445-468-890-702-1335 152 0 303 0 455 0 143 271 287 542 430 813 134-271 267-542 401-813 151 0 302 0 454 0z">
          <text:p/>
        </draw:path>
        <draw:path draw:style-name="gr1" draw:text-style-name="P1" draw:layer="layout" svg:width="1.393cm" svg:height="2.001cm" svg:x="9.303cm" svg:y="10.002cm" svg:viewBox="0 0 1394 2002" svg:d="m1394 2002c-118 0-236 0-355 0 0-249 0-498 0-748-227 0-455 0-682 0 0 250 0 499 0 748-119 0-238 0-357 0 0-668 0-1335 0-2002 119 0 238 0 357 0 0 245 0 490 0 735 227 0 455 0 682 0 0-245 0-490 0-735 119 0 237 0 355 0 0 667 0 1334 0 200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ter Hintjens</meta:initial-creator>
    <meta:creation-date>2015-01-24T11:37:56</meta:creation-date>
    <dc:date>2015-01-24T11:50:58</dc:date>
    <dc:creator>Pieter Hintjens</dc:creator>
    <meta:editing-duration>P0D</meta:editing-duration>
    <meta:editing-cycles>1</meta:editing-cycles>
    <meta:document-statistic meta:object-count="5"/>
    <meta:generator>LibreOffice/3.5$Linux_X86_64 LibreOffice_project/350m1$Build-2</meta:generator>
  </office:meta>
</office:document-meta>
</file>